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Perfecto, el guion que tienes ya tiene una estructura muy sólida.<text:line-break/>Te propongo a continuación una <text:span text:style-name="Strong_20_Emphasis">versión desarrollada</text:span> de esta parte en <text:span text:style-name="Strong_20_Emphasis">prosa narrativa</text:span> natural, fluida, como para integrarla directamente en tu capítulo.</text:p>
      <text:p text:style-name="Text_20_body">Voy a respetar tus ideas principales y también crear detalles en los diálogos y descripciones que refuercen el carácter de Halven como un anfitrión sabio pero sencillo, y a Elara como idealista y segura… todavía.</text:p>
      <text:p text:style-name="Horizontal_20_Line"/>
      <text:h text:style-name="Heading_20_2" text:outline-level="2">✨ Desarrollo de la escena — <text:span text:style-name="Emphasis">Historia 1: El mercader viajante</text:span></text:h>
      <text:p text:style-name="Horizontal_20_Line"/>
      <text:p text:style-name="Text_20_body">La luz del amanecer la despertó.<text:line-break/>Elara abrió los ojos despacio, envuelta en el cálido silencio de la cueva. Se incorporó, se estiró, y caminó hacia la entrada. Un viento fresco le despeinó el cabello al salir.</text:p>
      <text:p text:style-name="Text_20_body">Frente a ella, más allá de los árboles, un estrecho camino de tierra cruzaba los campos.<text:line-break/>Con el corazón renovado, se ajustó la capa al hombro y emprendió la marcha hacia el este, hacia Rainbowtown. Allí, entre los colores del mercado más grande de Rainland, esperaba encontrar provisiones, mapas, y tal vez alguna pista sobre el siguiente paso de su viaje.</text:p>
      <text:p text:style-name="Text_20_body">No había avanzado mucho cuando escuchó el sonido de ruedas crujientes acercándose.<text:line-break/>Giró la cabeza: una carreta, tirada por un viejo caballo gris, se acercaba entre una nube de polvo. Iba cargada de fardos de telas, cajas de madera, bolsas y canastos. Al mando, un hombre de unos sesenta años, de barba corta y ojos chispeantes.</text:p>
      <text:p text:style-name="Text_20_body">Al verla, tiró de las riendas y la carreta se detuvo.</text:p>
      <text:p text:style-name="Text_20_body">—¡Buen día, jovencita! —saludó con una sonrisa—. ¿Vas hacia algún lugar en particular?</text:p>
      <text:p text:style-name="Text_20_body">Elara, desconfiada al principio, examinó su rostro franco, la sencillez de su ropa, el aire amable que lo rodeaba.</text:p>
      <text:p text:style-name="Text_20_body">—Voy hacia Rainbowtown —respondió.</text:p>
      <text:p text:style-name="Text_20_body">El hombre sonrió aún más.</text:p>
      <text:p text:style-name="Text_20_body">—¡Qué coincidencia! —exclamó—. Yo también. Soy Halven, mercader de caminos. Si quieres, puedo llevarte. Me vendría bien algo de compañía para hacer más ligero el viaje.</text:p>
      <text:p text:style-name="Text_20_body">Elara dudó apenas un instante. Luego asintió y trepó a la carreta, acomodándose entre los bultos. El caballo reanudó la marcha al ritmo de un trote perezoso.</text:p>
      <text:p text:style-name="Text_20_body">El viaje se tiñó pronto de charla animada. Halven le contó de sus andanzas: de cómo compraba especias en un pueblo, telas en otro, artefactos antiguos en las ferias del sur. Su vida era un eterno ir y venir por caminos que sólo unos pocos conocían.</text:p>
      <text:p text:style-name="Text_20_body">Elara, fascinada, comentó:</text:p>
      <text:p text:style-name="Text_20_body"><text:soft-page-break/>—Debe ser maravilloso vivir así, en libertad total, sin ataduras, sin que nadie diga qué hacer ni cuándo.</text:p>
      <text:p text:style-name="Text_20_body">Halven soltó una carcajada profunda.</text:p>
      <text:p text:style-name="Text_20_body">—¿Libertad total, dices? —preguntó divertido—. ¿Realmente crees que existe tal cosa?</text:p>
      <text:p text:style-name="Text_20_body">—Claro —afirmó Elara—. Somos libres de movernos, de pensar, de decidir nuestro destino. Nadie puede gobernar nuestra mente.</text:p>
      <text:p text:style-name="Text_20_body">Halven ladeó la cabeza, reflexivo.</text:p>
      <text:p text:style-name="Text_20_body">—¿Sabes? Muchos piensan como tú al principio. Pero dime: ¿pudiste elegir nacer?</text:p>
      <text:p text:style-name="Text_20_body">Elara parpadeó, desconcertada.</text:p>
      <text:p text:style-name="Text_20_body">—Bueno... no.</text:p>
      <text:p text:style-name="Text_20_body">—¿Podrás elegir no morir?</text:p>
      <text:p text:style-name="Text_20_body">Ella negó lentamente.</text:p>
      <text:p text:style-name="Text_20_body">—Entonces —concluyó Halven—, al menos en dos de las cuestiones más importantes de tu existencia, no tuviste ni tendrás elección. La vida te fue dada, y te será quitada. No puedes escogerlo.</text:p>
      <text:p text:style-name="Text_20_body">Elara frunció el ceño.</text:p>
      <text:p text:style-name="Text_20_body">—Pero en lo demás sí soy libre —insistió—. Mis pensamientos, mis ideas, eso me pertenece.</text:p>
      <text:p text:style-name="Text_20_body">Halven sonrió, sin rastro de burla.</text:p>
      <text:p text:style-name="Text_20_body">—¿Seguro? —preguntó—. ¿Nunca te has preguntado si tus pensamientos nacen verdaderamente de ti, o si son la respuesta inevitable a las circunstancias que te rodean?<text:line-break/>¿No será que piensas en lo que necesitas pensar, en lugar de pensar lo que quieres pensar?</text:p>
      <text:p text:style-name="Text_20_body">Elara guardó silencio un momento.</text:p>
      <text:p text:style-name="Text_20_body">—¿Qué quieres decir? —inquirió al fin.</text:p>
      <text:p text:style-name="Text_20_body">—Piénsalo así —respondió Halven—: si tienes hambre, pensarás en comida. Si estás perdido, pensarás en encontrar el camino. Tu mente está moldeada por las necesidades, las emociones, los miedos. Como el agua que se amolda al recipiente, tus pensamientos se adaptan al contorno de tu vida.<text:line-break/>¿Eso es libertad?</text:p>
      <text:p text:style-name="Text_20_body">La carreta seguía avanzando despacio, mientras el campo se abría en verdes ondulaciones hasta donde alcanzaba la vista.</text:p>
      <text:p text:style-name="Text_20_body">Elara miraba el horizonte, inquieta.</text:p>
      <text:p text:style-name="Text_20_body">—¿Y la percepción? —preguntó—. ¿No es al menos objetiva? Lo que veo, lo veo.</text:p>
      <text:p text:style-name="Text_20_body">Halven negó con la cabeza.</text:p>
      <text:p text:style-name="Text_20_body">—Lo que ves —dijo— es una interpretación. Tus ojos ven formas, luces, colores. Tu mente arma un mundo a partir de eso. Pero tus sentidos te engañan. ¿Acaso no ves una estrella brillar en el cielo, <text:soft-page-break/>cuando en realidad puede que haya muerto hace millones de años? ¿No ves el suelo firme bajo tus pies, cuando en verdad es un océano de átomos en movimiento?</text:p>
      <text:p text:style-name="Text_20_body">Elara abrió la boca para responder, pero no encontró palabras.</text:p>
      <text:p text:style-name="Text_20_body">—No te desanimes —añadió Halven, afable—. Pensar que somos libres, que entendemos el mundo tal como es, es natural. Es un impulso del corazón. Pero la verdadera sabiduría comienza cuando aceptamos que no todo lo que sentimos o vemos es la verdad completa.</text:p>
      <text:p text:style-name="Text_20_body">Se hizo un silencio largo y meditado entre ellos.<text:line-break/>Elara abrazó las piernas y apoyó la barbilla en las rodillas, mirando el polvo dorado que se levantaba detrás de la carreta. Por primera vez, se preguntó si su confianza en su percepción —y en su libertad— había sido un espejismo.</text:p>
      <text:p text:style-name="Horizontal_20_Line"/>
      <text:p text:style-name="Text_20_body">¿Te gustaría que sigamos desarrollando ahora la llegada al mercado de Rainbowtown, donde Elara se topará con Omhistrine? 🌸<text:line-break/>Puedo también proponerte una transición suave desde este final reflexivo hacia el bullicio del merca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6T20:01:05.139000000</meta:creation-date>
    <dc:date>2025-04-26T20:06:37.488000000</dc:date>
    <meta:editing-duration>PT5M32S</meta:editing-duration>
    <meta:editing-cycles>1</meta:editing-cycles>
    <meta:document-statistic meta:table-count="0" meta:image-count="0" meta:object-count="0" meta:page-count="3" meta:paragraph-count="42" meta:word-count="880" meta:character-count="5240" meta:non-whitespace-character-count="4411"/>
    <meta:generator>LibreOffice/7.3.5.2$Windows_X86_64 LibreOffice_project/184fe81b8c8c30d8b5082578aee2fed2ea847c01</meta:generator>
  </office:meta>
</office:document-meta>
</file>